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 manifest:full-path="Pictures/"/>
  <manifest:file-entry manifest:media-type="image/jpeg" manifest:full-path="Pictures/0"/>
  <manifest:file-entry manifest:media-type="image/jpeg" manifest:full-path="Picture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Bitstream Vera Serif" svg:font-family="Bitstream Vera Serif"/>
    <style:font-face style:name="Liberation Serif" svg:font-family="Liberation Serif"/>
    <style:font-face style:name="Bitstream Vera Sans" svg:font-family="Bitstream Vera Sans"/>
  </office:font-face-decls>
  <office:automatic-styles>
    <style:style style:family="text" style:name="T1">
      <style:text-properties fo:color="#000000" style:font-name="Bitstream Vera Serif" fo:font-size="12pt" fo:language="en" fo:country="US" fo:font-weight="bold"/>
    </style:style>
    <style:style style:family="text" style:name="T2">
      <style:text-properties fo:color="#000000" style:font-name="Liberation Serif" fo:font-size="12pt" fo:language="en" fo:country="US" fo:font-weight="normal"/>
    </style:style>
    <style:style style:family="text" style:name="T3">
      <style:text-properties fo:color="#000000" style:font-name="Liberation Serif" fo:font-size="12pt" fo:font-weight="normal"/>
    </style:style>
    <style:style style:family="text" style:name="T4">
      <style:text-properties style:font-name="Bitstream Vera Sans" fo:font-size="12pt" fo:language="en" fo:country="US" fo:font-weight="normal"/>
    </style:style>
    <style:style style:family="text" style:name="T5">
      <style:text-properties fo:color="#000000" style:font-name="Bitstream Vera Serif" fo:font-size="12pt" fo:language="en" fo:country="US" fo:font-weight="normal"/>
    </style:style>
    <style:style style:family="paragraph" style:name="P5" style:parent-style-name="Heading 1">
      <style:paragraph-properties fo:text-align="left" fo:line-height="100%" style:writing-mode="lr"/>
      <style:text-properties fo:language="en" fo:country="US"/>
    </style:style>
    <style:style style:family="paragraph" style:name="P6" style:parent-style-name="Text body">
      <style:paragraph-properties fo:text-align="left" fo:line-height="100%" style:writing-mode="lr"/>
      <style:text-properties fo:language="en" fo:country="US"/>
    </style:style>
    <style:style style:family="paragraph" style:name="P7" style:parent-style-name="Heading 2">
      <style:paragraph-properties fo:text-align="left" style:writing-mode="lr"/>
    </style:style>
    <style:style style:family="paragraph" style:name="P8" style:parent-style-name="Heading 3">
      <style:paragraph-properties fo:text-align="left" style:writing-mode="lr"/>
    </style:style>
    <style:style style:family="paragraph" style:name="P1" style:parent-style-name="Text body">
      <style:paragraph-properties fo:text-align="left" style:writing-mode="lr"/>
    </style:style>
    <style:style style:family="paragraph" style:name="P2" style:parent-style-name="Normal">
      <style:text-properties fo:color="#000000" style:font-name="Liberation Serif" fo:font-size="12pt" fo:font-weight="normal"/>
    </style:style>
    <style:style style:family="paragraph" style:name="P3" style:parent-style-name="Text body">
      <style:paragraph-properties fo:text-align="center" fo:text-indent="0.0000in" fo:line-height="100%" fo:margin-left="0.0000in" fo:margin-right="0.0000in" fo:margin-top="0.0000in" fo:margin-bottom="0.0833in" style:writing-mode="lr"/>
      <style:text-properties style:font-name="Bitstream Vera Sans" fo:font-size="12pt" fo:language="en" fo:country="US" fo:font-weight="normal"/>
    </style:style>
    <style:style style:family="paragraph" style:name="P4" style:parent-style-name="Standard">
      <style:paragraph-properties fo:text-align="left" fo:text-indent="0.0000in" fo:line-height="100%" fo:margin-left="0.0000in" fo:margin-right="0.0000in" fo:margin-top="0.1958in" fo:margin-bottom="0.1958in" style:writing-mode="lr"/>
      <style:text-properties style:font-name="Bitstream Vera Sans" fo:font-size="12pt" fo:language="en" fo:country="US" fo:font-weight="normal"/>
    </style:style>
    <style:style style:family="section" style:name="Sect1"/>
    <style:style style:family="graphic" style: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Standard">Version 3.0</text:p>
        <text:p text:style-name="Author">Max Habryka (lassulus@gmail.com)</text:p>
        <text:p text:style-name="Standard"><text:span text:style-name="T1">Felix Richter (felix.richter@syntax-fehler.de)</text:span></text:p>
        <text:p text:style-name="Copyright">Creative Commons</text:p>
        <text:p text:style-name="Legalnotice">Dieser Vortrag ist veroeffentlicht unter der Creative Commons Lizenz</text:p>
        <text:p text:style-name="Abstract">﻿</text:p>
        <text:p text:style-name="Abstract">Der Vortrag soll die  Moeglichkeiten von aktuellen OpenWRT-faehigen Routerplattformen im  Bereich Security- und Penetration Testing am Beispiel des TP-Link WR703n vorstellen. Vorgestellt werden auf der Plattform verschiedene Arten von Angriffen auf Wireless-Netzwerke, sowie die  Funktionalitaet als Rogue Access Point in Penetration Tests und als Video und Audio Wanze.</text:p>
        <text:p text:style-name="Standard"/>
        <text:p text:style-name="Heading 1">Motivation</text:p>
        <text:p text:style-name="P1"/>
        <text:p text:style-name="P1">In der urspruenglichen Form des lokalen Penetration Tests,welcher sich mit Wireless Networks befasst, ist ein integraler Bestandteil die physikalische Anwesenheit eines Penetration Testers. </text:p>
        <text:p text:style-name="P1">Wir wollen die <text:span text:style-name="T2">Moeglichkeiten von aktuellen OpenWRT-faehigen Routerplattformen  im  Bereich Security- und Penetration Testing aufzeigen am Beispiel des TP-Link WR703n .</text:span></text:p>
        <text:p text:style-name="P1"/>
        <text:p text:style-name="Heading 2">﻿Wifi Penetration Testing</text:p>
        <text:p text:style-name="Normal">In der urspruenglichen Form des lokalen Penetration Tests ist ein integraler Bestandteil die physikalische Anwesenheit eines Penetration Testers. </text:p>
        <text:p text:style-name="Normal">Das besondere am WR703n ist seine kostenguenstiger Einsatz und dadurch die Moeglichkeit ihn mit einem Akku irgendwo zu platzieren und so den Angriff auszufuehren ohne physikalisch vor Ort zu sein. Diese Nutzung eines WR703 als "Dropbox" minimiert sowohl die monetaere als auch rechtliche Gefahr beim Pen-Testing. Der Vortrag zeigt verschiedene Arten von Angriffen auf </text:p>
        <text:p text:style-name="P2"><text:span text:style-name="T3">Die Plattform WR703n</text:span></text:p>
        <text:p text:style-name="P3"><draw:frame text:anchor-type="as-char" draw:z-index="0" draw:style-name="graphic1" svg:width="3.377778in" svg:height="2.333333in"><draw:image xlink:href="Pictures/2" xlink:type="simple" xlink:show="embed" xlink:actuate="onLoad"/></draw:frame></text:p>
        <text:p text:style-name="P4"><text:span text:style-name="T4">Das <text:s/>Besondere am WR703n ist die kleine Bauform, geringer Stromverbrauch und sein kostenguenstiger Einsatz. Dies bietet die Moeglichkeit ihn mit einem Akku beliebig zu platzieren und so einen <text:s/>Angriff auf kabellose Netzwerke auszufuehren ohne physikalisch vor Ort zu sein. <text:s/>Diese Nutzung eines WR703n als “Dropbox” minimiert sowohl den monetaeren Einsatz als auch die Gefahr beim Penetration Test entdeckt zu werden.</text:span></text:p>
        <text:p text:style-name="P4"><text:span text:style-name="T4">Der TP-Link WR703n ist ein kostenguenstiger Router der sich schon fuer ca 20 Euro importieren laesst. Er besitzt einen USB-Anschluss, welcher urspruenglich dafuer gedacht war ein UMTS-Modem anzuschliessen. <text:s/>Da er OpenWRT kompatibel ist, kann man viel alternative Software auf dem Router benutzen und der USB-Anschluss bietet quasi endlose Expansionsmoeglichkeiten.</text:span></text:p>
        <text:p text:style-name="P4"><text:span text:style-name="T4">- Technische Stats (400mhz,32mb ram,4mb flash, usb2.0)</text:span></text:p>
        <text:p text:style-name="P4"><text:span text:style-name="T4">Wir wollen zeigen wie man den WR703n travel-router als Pen-Testing Device mit verschiedenen Anwendungszwecken verwenden kann.</text:span>Wireless-Netzwerke, sowie die Funktionalitaet als Rogue Access Point in Penetration Tests, sowie als Video und Audio Wanze.</text:p>
        <text:p text:style-name="P5">Wireless Security</text:p>
        <text:p text:style-name="P6">- Security-Incident  wenn das Schwaechste glied der Kette bricht:</text:p>
        <text:p text:style-name="P6"><text:tab/>- Mensch (Default Konfiguration, Faulheit)</text:p>
        <text:p text:style-name="P6"><text:tab/>- Crypto-Algorithmen (WEP/WPA-TKIP)</text:p>
        <text:p text:style-name="P6"><text:tab/>- Wifi Bonusfeatures (WPS) ... eigentlich auch Faulheit</text:p>
        <text:p text:style-name="Heading 2">Bekannte Sicherheitsluecken</text:p>
        <text:p text:style-name="Text body">Im Bereich Wireless Security sind in den letzten Jahren Schwachstellen gegen  verschiedene Glieder in der Security-Chain nicht nur theoretisch aufgezeigt sondern auch praktisch angegriffen worden. </text:p>
        <text:p text:style-name="Text body">- Defaultkonfiguration</text:p>
        <text:p text:style-name="Text body"><text:tab/>- offenes WIFI</text:p>
        <text:p text:style-name="Text body"><text:tab/>- </text:p>
        <text:p text:style-name="Text body">- Angriffe gegen Verschluesselungsalgorithmen</text:p>
        <text:p text:style-name="P1"><text:tab/>--- ALL THE PAPERS : http://aircrack-ng.org/doku.php?id=links ----</text:p>
        <text:p text:style-name="P1"><text:tab/>- WEP (RC4)</text:p>
        <text:p text:style-name="P1"><text:tab/><text:tab/>- <text:span text:style-name="T2">http://download.aircrack-ng.org/wiki-files/doc/rc4_ksaproc.pdf -- original paper</text:span></text:p>
        <text:p text:style-name="P1"><text:span text:style-name="T2"><text:tab/><text:tab/>- </text:span>http://eprint.iacr.org/2007/471 -- Zusammenfassung WEP angriffe</text:p>
        <text:p text:style-name="P1"><text:tab/><text:tab/>- http://eprint.iacr.org/2007/120 -- 104bit WEP in 60 sekunden</text:p>
        <text:p text:style-name="P1"><text:tab/>- WPA/TKIP </text:p>
        <text:p text:style-name="P1"><text:tab/><text:tab/>- Erster Praktischer Angriff http://dl.aircrack-ng.org/breakingwepandwpa.pdf </text:p>
        <text:p text:style-name="P1"/>
        <text:p text:style-name="P7">Angriff gegen Vendor Default Konfiguration</text:p>
        <text:p text:style-name="P8">Easybox WPA2 </text:p>
        <text:p text:style-name="P1">- Weit verbreiteter router (auch im enterprise umfeld, als ‘persoenlicher' router)</text:p>
        <text:p text:style-name="P1">- ‘Spezieller' Algorithmus zum setzen eines Default-Keys:</text:p>
        <text:p text:style-name="P1"><text:tab/>- Nachzulesen in : </text:p>
        <text:p text:style-name="P1"><text:span text:style-name="T2"><text:tab/><text:tab/>- http://www.patent-de.com/20081120/DE102007047320A1.html</text:span></text:p>
        <text:p text:style-name="P1"><text:span text:style-name="T2"><text:tab/>- Quelle: </text:span>http://www.wotan.cc/?p=6</text:p>
        <text:p text:style-name="P1"><text:span text:style-name="T2">- Known-Plaintext Angriff</text:span></text:p>
        <text:p text:style-name="P1">- Kurz: MAC =&gt; WPA2 Key</text:p>
        <text:p text:style-name="P1"/>
        <text:p text:style-name="P8">WPS</text:p>
        <text:p text:style-name="P8">Praktische Angriffe gegen WPS</text:p>
        <text:p text:style-name="P1"><text:tab/>- WPS Brute Force http://sviehb.files.wordpress.com/2011/12/viehboeck_wps.pdf</text:p>
        <text:p text:style-name="P1"><text:tab/>- Reaver Projekt http://code.google.com/p/reaver-wps/ </text:p>
        <text:p text:style-name="P1"/>
        <text:p text:style-name="P1"/>
        <text:p text:style-name="P1"/>
        <text:p text:style-name="P1"/>
        <text:p text:style-name="P1"/>
        <text:p text:style-name="Normal"/>
        <text:p text:style-name="Question">FAQ:</text:p>
        <text:p text:style-name="Standard">Wie kann ich meinen eigenen Minikrebs flashen?</text:p>
        <text:p text:style-name="Standard"><text:tab/>...</text:p>
        <text:p text:style-name="Standard"/>
        <text:p text:style-name="Preformatted Text">﻿</text:p>
        <text:p text:style-name="Normal">Krebs Metaprojekt </text:p>
        <text:p text:style-name="Normal"> <text:s text:c="3"/>-Was ist Krebs?</text:p>
        <text:p text:style-name="Normal">    -Retiolum (vermaschtes Tinc-VPN von Krebs)</text:p>
        <text:p text:style-name="Normal">-WR703N</text:p>
        <text:p text:style-name="Normal">    -Hardware (was kann die Hardware, worauf muss man achten)</text:p>
        <text:p text:style-name="Normal">    -Zubehoer (z.b. USB-Storage, UMTS, Webcam, Batterie)</text:p>
        <text:p text:style-name="Normal">    -Software (Openwrt, aap-script, wotan.cc Easybox-hack)</text:p>
        <text:p text:style-name="Normal">-Use-cases</text:p>
        <text:p text:style-name="Normal">    -MITM (Minikrebs fuer Man-In-The-Middle Angriffe z.b. irgendwo liegen </text:p>
        <text:p text:style-name="Normal"><text:tab/>lassen)</text:p>
        <text:p text:style-name="Normal">    -Tools fuer MITM (aircrack-ng, iptables,dnsmasq, SSL_MITM)</text:p>
        <text:p text:style-name="Normal">        -Beispiel Rickroller</text:p>
        <text:p text:style-name="Normal">    -Cracking Wireless/Autoconnecting Wireless</text:p>
        <text:p text:style-name="Normal">            - aap + easybox_hack</text:p>
        <text:p text:style-name="Normal">            </text:p>
        <text:p text:style-name="Normal">-Future plans</text:p>
        <text:p text:style-name="Normal">        -Remote Cracking (berechnen von WEP/WPA schluessen auf entfernten <text:s/></text:p>
        <text:p text:style-name="Normal"><text:tab/>Rechnern)</text:p>
        <text:p text:style-name="Normal">    <text:s text:c="3"/>-Ueberwachung (Router mit Webcam oder Mikrofon als Wanze benutzen.</text:p>
        <text:p text:style-name="Normal"><text:span text:style-name="T5"> <text:s text:c="7"/>- reaver</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ce style:name="Liberation Serif" svg:font-family="Liberation Serif"/>
    <style:font-face style:name="Bitstream Vera Sans" svg:font-family="Bitstream Vera Sans"/>
  </office:font-face-decls>
  <office:styles>
    <style:default-style style:family="paragraph">
      <style:paragraph-properties style:tab-stop-distance="1.251cm"/>
    </style:default-style>
    <style:style style:family="text" style:name="Reference_text_text" style:next-style-name="Reference_text">
      <style:text-properties fo:font-size="10pt"/>
    </style:style>
    <style:style style:family="text" style:name="Reference_text" style:next-style-name="Reference_text">
      <style:text-properties fo:font-size="10pt"/>
    </style:style>
    <style:style style:family="text" style:name="Reference">
      <style:text-properties fo:font-size="10pt"/>
    </style:style>
    <style:style style:family="paragraph" style:name="Heading" style:parent-style-name="Standard" style:next-style-name="Text body">
      <style:paragraph-properties fo:margin-top="1cm" fo:margin-bottom="0.499cm" fo:keep-with-next="always"/>
      <style:text-properties fo:color="#000080" style:font-name="Bitstream Vera Sans" fo:font-size="14pt"/>
    </style:style>
    <style:style style:family="paragraph" style:name="Quotations" style:parent-style-name="Standard" style:next-style-name="Quotations">
      <style:paragraph-properties fo:text-indent="0cm" fo:margin-left="1cm" fo:margin-right="1cm" fo:margin-top="0cm" fo:margin-bottom="0.499cm"/>
      <style:text-properties style:font-name="Bitstream Vera Sans" fo:font-style="italic"/>
    </style:style>
    <style:style style:family="paragraph" style:name="Abstract" style:parent-style-name="Standard" style:next-style-name="Standard">
      <style:text-properties fo:font-style="italic"/>
    </style:style>
    <style:style style:family="paragraph" style:name="Copyright" style:parent-style-name="Standard" style:next-style-name="Standard">
      <style:text-properties fo:font-weight="bold"/>
    </style:style>
    <style:style style:family="paragraph" style:name="Attribution" style:parent-style-name="Standard" style:next-style-name="Standard">
      <style:paragraph-properties fo:text-align="end" fo:text-indent="0cm" fo:margin-left="1cm" fo:margin-right="0cm"/>
      <style:text-properties fo:font-weight="bold"/>
    </style:style>
    <style:style style:family="paragraph" style:name="Numbering 1" style:parent-style-name="Text body" style:next-style-name="Numbering 1">
      <style:paragraph-properties fo:text-indent="-0.499cm" fo:margin-left="0.499cm" fo:margin-right="0cm" fo:margin-top="0cm" fo:margin-bottom="0.212cm"/>
    </style:style>
    <style:style style:family="paragraph" style:name="Nopline" style:parent-style-name="Standard" style:next-style-name="Nopline">
      <style:paragraph-properties fo:margin-top="0cm" fo:margin-bottom="0cm"/>
    </style:style>
    <style:style style:family="paragraph" style:name="Text body" style:parent-style-name="Standard" style:next-style-name="Text body">
      <style:paragraph-properties fo:margin-top="0cm" fo:margin-bottom="0.212cm"/>
    </style:style>
    <style:style style:family="paragraph" style:name="Author" style:parent-style-name="Standard" style:next-style-name="Standard">
      <style:text-properties fo:font-weight="bold"/>
    </style:style>
    <style:style style:family="paragraph" style:name="Normal"/>
    <style:style style:family="paragraph" style:name="Preformatted Text" style:parent-style-name="Standard" style:next-style-name="Preformatted Text">
      <style:paragraph-properties fo:margin-top="0cm" fo:margin-bottom="0cm"/>
      <style:text-properties style:font-name="Bitstream Vera Sans Mono" fo:font-size="12pt"/>
    </style:style>
    <style:style style:family="paragraph" style:name="Caption" style:parent-style-name="Standard" style:next-style-name="Caption">
      <style:paragraph-properties fo:margin-top="0.212cm" fo:margin-bottom="0.212cm"/>
      <style:text-properties fo:font-size="10pt" fo:font-style="italic"/>
    </style:style>
    <style:style style:family="paragraph" style:name="Contents 1" style:parent-style-name="Standard" style:next-style-name="Contents 1">
      <style:paragraph-properties fo:text-indent="0cm" fo:margin-left="0cm" fo:margin-right="0cm">
        <style:tab-stops>
          <style:tab-stop style:type="right" style:position="6.691667in" style:leader-style="dotted" style:leader-text="."/>
        </style:tab-stops>
      </style:paragraph-properties>
    </style:style>
    <style:style style:family="paragraph" style:name="Quote" style:parent-style-name="Standard" style:next-style-name="Attribution">
      <style:paragraph-properties fo:text-indent="0cm" fo:margin-left="1cm" fo:margin-right="0cm"/>
      <style:text-properties fo:font-style="italic"/>
    </style:style>
    <style:style style:family="paragraph" style:name="Heading 1" style:parent-style-name="Heading" style:next-style-name="Text body">
      <style:paragraph-properties fo:margin-top="1cm" fo:margin-bottom="0.499cm"/>
      <style:text-properties fo:color="#000080" fo:font-size="18pt" fo:font-weight="bold"/>
    </style:style>
    <style:style style:family="paragraph" style:name="Heading 2" style:parent-style-name="Heading" style:next-style-name="Text body">
      <style:text-properties fo:font-size="16pt" fo:font-weight="bold"/>
    </style:style>
    <style:style style:family="paragraph" style:name="Heading 3" style:parent-style-name="Heading" style:next-style-name="Text body">
      <style:text-properties fo:font-size="14pt" fo:font-weight="bold"/>
    </style:style>
    <style:style style:family="paragraph" style:name="Heading 4" style:parent-style-name="Heading" style:next-style-name="Text body">
      <style:text-properties fo:font-size="12pt" fo:font-weight="bold"/>
    </style:style>
    <style:style style:family="paragraph" style:name="Indented" style:parent-style-name="Standard" style:next-style-name="Standard">
      <style:paragraph-properties fo:text-indent="0cm" fo:margin-left="1cm" fo:margin-right="0cm"/>
      <style:text-properties style:font-name="Bitstream Vera Sans" fo:font-weight="normal"/>
    </style:style>
    <style:style style:family="paragraph" style:name="Question" style:parent-style-name="Standard" style:next-style-name="Standard">
      <style:text-properties fo:font-style="italic" fo:font-weight="bold"/>
    </style:style>
    <style:style style:family="paragraph" style:name="Standard" style:next-style-name="Standard">
      <style:paragraph-properties fo:text-indent="0cm" fo:margin-left="0cm" fo:margin-right="0cm" fo:margin-top="0.499cm" fo:margin-bottom="0.499cm"/>
      <style:text-properties style:font-name="Bitstream Vera Sans"/>
    </style:style>
    <style:style style:family="paragraph" style:name="Legalnotice" style:parent-style-name="Standard" style:next-style-name="Standard">
      <style:text-properties fo:font-weight="bold"/>
    </style:style>
    <style:style style:family="graphic" style:name="Graphics"/>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meta:initial-creator>Michael Kleinhenz</meta:initial-creator>
    <dc:creator>Michael Kleinhenz</dc:creator>
    <meta:creation-date>2003-12-06T20:16:47</meta:creation-date>
    <dc:date>2003-12-14T15:13:57</dc:date>
    <dc:language>de-DE</dc:language>
  </office:meta>
</office:document-meta>
</file>